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2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Serial Version</text:p>
          </table:table-cell>
          <table:table-cell office:value-type="string" calcext:value-type="string">
            <text:p>(seed 9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 Points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Triangulate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/>
          <table:table-cell office:value-type="float" office:value="0.0138" calcext:value-type="float">
            <text:p>0.0138</text:p>
          </table:table-cell>
          <table:table-cell office:value-type="float" office:value="0.0528" calcext:value-type="float">
            <text:p>0.0528</text:p>
          </table:table-cell>
          <table:table-cell office:value-type="float" office:value="7.4009" calcext:value-type="float">
            <text:p>7.40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office:value-type="float" office:value="0.0209" calcext:value-type="float">
            <text:p>0.0209</text:p>
          </table:table-cell>
          <table:table-cell office:value-type="float" office:value="0.0968" calcext:value-type="float">
            <text:p>0.0968</text:p>
          </table:table-cell>
          <table:table-cell office:value-type="float" office:value="22.8344" calcext:value-type="float">
            <text:p>22.8344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/>
          <table:table-cell office:value-type="float" office:value="0.0527" calcext:value-type="float">
            <text:p>0.0527</text:p>
          </table:table-cell>
          <table:table-cell office:value-type="float" office:value="0.2065" calcext:value-type="float">
            <text:p>0.2065</text:p>
          </table:table-cell>
          <table:table-cell office:value-type="float" office:value="90.6675" calcext:value-type="float">
            <text:p>90.667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office:value-type="float" office:value="0.081" calcext:value-type="float">
            <text:p>0.081</text:p>
          </table:table-cell>
          <table:table-cell office:value-type="float" office:value="0.4231" calcext:value-type="float">
            <text:p>0.4231</text:p>
          </table:table-cell>
          <table:table-cell office:value-type="float" office:value="355.7654" calcext:value-type="float">
            <text:p>355.7654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/>
          <table:table-cell office:value-type="float" office:value="0.1615" calcext:value-type="float">
            <text:p>0.1615</text:p>
          </table:table-cell>
          <table:table-cell office:value-type="float" office:value="0.8709" calcext:value-type="float">
            <text:p>0.8709</text:p>
          </table:table-cell>
          <table:table-cell office:value-type="float" office:value="1297.7937" calcext:value-type="float">
            <text:p>1297.793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724" calcext:value-type="float">
            <text:p>724</text:p>
          </table:table-cell>
          <table:table-cell/>
          <table:table-cell office:value-type="float" office:value="0.0149" calcext:value-type="float">
            <text:p>0.0149</text:p>
          </table:table-cell>
          <table:table-cell office:value-type="float" office:value="0.0532" calcext:value-type="float">
            <text:p>0.0532</text:p>
          </table:table-cell>
          <table:table-cell office:value-type="float" office:value="7.9712" calcext:value-type="float">
            <text:p>7.971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/>
          <table:table-cell office:value-type="float" office:value="0.0236" calcext:value-type="float">
            <text:p>0.0236</text:p>
          </table:table-cell>
          <table:table-cell office:value-type="float" office:value="0.1027" calcext:value-type="float">
            <text:p>0.1027</text:p>
          </table:table-cell>
          <table:table-cell office:value-type="float" office:value="24.996" calcext:value-type="float">
            <text:p>24.996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/>
          <table:table-cell office:value-type="float" office:value="0.0724" calcext:value-type="float">
            <text:p>0.0724</text:p>
          </table:table-cell>
          <table:table-cell office:value-type="float" office:value="0.2175" calcext:value-type="float">
            <text:p>0.2175</text:p>
          </table:table-cell>
          <table:table-cell office:value-type="float" office:value="98.2896" calcext:value-type="float">
            <text:p>98.289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/>
          <table:table-cell office:value-type="float" office:value="0.0847" calcext:value-type="float">
            <text:p>0.0847</text:p>
          </table:table-cell>
          <table:table-cell office:value-type="float" office:value="0.4431" calcext:value-type="float">
            <text:p>0.4431</text:p>
          </table:table-cell>
          <table:table-cell office:value-type="float" office:value="385.6797" calcext:value-type="float">
            <text:p>385.6797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/>
          <table:table-cell office:value-type="float" office:value="0.1786" calcext:value-type="float">
            <text:p>0.1786</text:p>
          </table:table-cell>
          <table:table-cell office:value-type="float" office:value="0.9174" calcext:value-type="float">
            <text:p>0.9174</text:p>
          </table:table-cell>
          <table:table-cell office:value-type="float" office:value="1407.0545" calcext:value-type="float">
            <text:p>1407.054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arallel Version</text:p>
          </table:table-cell>
          <table:table-cell office:value-type="string" calcext:value-type="string">
            <text:p>(seed 9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 Points</text:p>
          </table:table-cell>
          <table:table-cell office:value-type="string" calcext:value-type="string">
            <text:p>Num Threads</text:p>
          </table:table-cell>
          <table:table-cell office:value-type="string" calcext:value-type="string">
            <text:p>Generate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Triangulate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28" calcext:value-type="float">
            <text:p>128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716" calcext:value-type="float">
            <text:p>0.0716</text:p>
          </table:table-cell>
          <table:table-cell office:value-type="float" office:value="14.7795" calcext:value-type="float">
            <text:p>14.779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56" calcext:value-type="float">
            <text:p>256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5" calcext:value-type="float">
            <text:p>0.05</text:p>
          </table:table-cell>
          <table:table-cell office:value-type="float" office:value="9.9888" calcext:value-type="float">
            <text:p>9.9888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512" calcext:value-type="float">
            <text:p>512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509" calcext:value-type="float">
            <text:p>0.0509</text:p>
          </table:table-cell>
          <table:table-cell office:value-type="float" office:value="7.9158" calcext:value-type="float">
            <text:p>7.9158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024" calcext:value-type="float">
            <text:p>1024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503" calcext:value-type="float">
            <text:p>0.0503</text:p>
          </table:table-cell>
          <table:table-cell office:value-type="float" office:value="7.3006" calcext:value-type="float">
            <text:p>7.300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0.021" calcext:value-type="float">
            <text:p>0.021</text:p>
          </table:table-cell>
          <table:table-cell office:value-type="float" office:value="0.1041" calcext:value-type="float">
            <text:p>0.1041</text:p>
          </table:table-cell>
          <table:table-cell office:value-type="float" office:value="42.0276" calcext:value-type="float">
            <text:p>42.027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1052" calcext:value-type="float">
            <text:p>0.1052</text:p>
          </table:table-cell>
          <table:table-cell office:value-type="float" office:value="27.0517" calcext:value-type="float">
            <text:p>27.051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1041" calcext:value-type="float">
            <text:p>0.1041</text:p>
          </table:table-cell>
          <table:table-cell office:value-type="float" office:value="20.7859" calcext:value-type="float">
            <text:p>20.7859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102" calcext:value-type="float">
            <text:p>0.102</text:p>
          </table:table-cell>
          <table:table-cell office:value-type="float" office:value="18.2745" calcext:value-type="float">
            <text:p>18.2745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28" calcext:value-type="float">
            <text:p>128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2152" calcext:value-type="float">
            <text:p>0.2152</text:p>
          </table:table-cell>
          <table:table-cell office:value-type="float" office:value="134.8989" calcext:value-type="float">
            <text:p>134.8989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256" calcext:value-type="float">
            <text:p>256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2166" calcext:value-type="float">
            <text:p>0.2166</text:p>
          </table:table-cell>
          <table:table-cell office:value-type="float" office:value="85.2743" calcext:value-type="float">
            <text:p>85.2743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512" calcext:value-type="float">
            <text:p>512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2166" calcext:value-type="float">
            <text:p>0.2166</text:p>
          </table:table-cell>
          <table:table-cell office:value-type="float" office:value="63.9234" calcext:value-type="float">
            <text:p>63.9234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024" calcext:value-type="float">
            <text:p>1024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216" calcext:value-type="float">
            <text:p>0.216</text:p>
          </table:table-cell>
          <table:table-cell office:value-type="float" office:value="55.1753" calcext:value-type="float">
            <text:p>55.175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0.0853" calcext:value-type="float">
            <text:p>0.0853</text:p>
          </table:table-cell>
          <table:table-cell office:value-type="float" office:value="0.448" calcext:value-type="float">
            <text:p>0.448</text:p>
          </table:table-cell>
          <table:table-cell office:value-type="float" office:value="467.5084" calcext:value-type="float">
            <text:p>467.508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0.0938" calcext:value-type="float">
            <text:p>0.0938</text:p>
          </table:table-cell>
          <table:table-cell office:value-type="float" office:value="0.4443" calcext:value-type="float">
            <text:p>0.4443</text:p>
          </table:table-cell>
          <table:table-cell office:value-type="float" office:value="294.2944" calcext:value-type="float">
            <text:p>294.294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0.0851" calcext:value-type="float">
            <text:p>0.0851</text:p>
          </table:table-cell>
          <table:table-cell office:value-type="float" office:value="0.4484" calcext:value-type="float">
            <text:p>0.4484</text:p>
          </table:table-cell>
          <table:table-cell office:value-type="float" office:value="219.9698" calcext:value-type="float">
            <text:p>219.969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0.0918" calcext:value-type="float">
            <text:p>0.0918</text:p>
          </table:table-cell>
          <table:table-cell office:value-type="float" office:value="0.4414" calcext:value-type="float">
            <text:p>0.4414</text:p>
          </table:table-cell>
          <table:table-cell office:value-type="float" office:value="188.2145" calcext:value-type="float">
            <text:p>188.2145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128" calcext:value-type="float">
            <text:p>128</text:p>
          </table:table-cell>
          <table:table-cell office:value-type="float" office:value="0.1698" calcext:value-type="float">
            <text:p>0.1698</text:p>
          </table:table-cell>
          <table:table-cell office:value-type="float" office:value="0.9306" calcext:value-type="float">
            <text:p>0.9306</text:p>
          </table:table-cell>
          <table:table-cell office:value-type="float" office:value="1682.4728" calcext:value-type="float">
            <text:p>1682.4728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256" calcext:value-type="float">
            <text:p>256</text:p>
          </table:table-cell>
          <table:table-cell office:value-type="float" office:value="0.1696" calcext:value-type="float">
            <text:p>0.1696</text:p>
          </table:table-cell>
          <table:table-cell office:value-type="float" office:value="0.9198" calcext:value-type="float">
            <text:p>0.9198</text:p>
          </table:table-cell>
          <table:table-cell office:value-type="float" office:value="1060.9243" calcext:value-type="float">
            <text:p>1060.9243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512" calcext:value-type="float">
            <text:p>512</text:p>
          </table:table-cell>
          <table:table-cell office:value-type="float" office:value="0.1702" calcext:value-type="float">
            <text:p>0.1702</text:p>
          </table:table-cell>
          <table:table-cell office:value-type="float" office:value="0.9291" calcext:value-type="float">
            <text:p>0.9291</text:p>
          </table:table-cell>
          <table:table-cell office:value-type="float" office:value="791.9498" calcext:value-type="float">
            <text:p>791.9498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1024" calcext:value-type="float">
            <text:p>1024</text:p>
          </table:table-cell>
          <table:table-cell office:value-type="float" office:value="0.1696" calcext:value-type="float">
            <text:p>0.1696</text:p>
          </table:table-cell>
          <table:table-cell office:value-type="float" office:value="0.9175" calcext:value-type="float">
            <text:p>0.9175</text:p>
          </table:table-cell>
          <table:table-cell office:value-type="float" office:value="678.9543" calcext:value-type="float">
            <text:p>678.954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0.3476" calcext:value-type="float">
            <text:p>0.3476</text:p>
          </table:table-cell>
          <table:table-cell office:value-type="float" office:value="1.887" calcext:value-type="float">
            <text:p>1.887</text:p>
          </table:table-cell>
          <table:table-cell office:value-type="float" office:value="6333.2388" calcext:value-type="float">
            <text:p>6333.238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office:value-type="float" office:value="0.3387" calcext:value-type="float">
            <text:p>0.3387</text:p>
          </table:table-cell>
          <table:table-cell office:value-type="float" office:value="1.9214" calcext:value-type="float">
            <text:p>1.9214</text:p>
          </table:table-cell>
          <table:table-cell office:value-type="float" office:value="3981.6669" calcext:value-type="float">
            <text:p>3981.666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0.3381" calcext:value-type="float">
            <text:p>0.3381</text:p>
          </table:table-cell>
          <table:table-cell office:value-type="float" office:value="1.8954" calcext:value-type="float">
            <text:p>1.8954</text:p>
          </table:table-cell>
          <table:table-cell office:value-type="float" office:value="2948.1616" calcext:value-type="float">
            <text:p>2948.161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0.3322" calcext:value-type="float">
            <text:p>0.3322</text:p>
          </table:table-cell>
          <table:table-cell office:value-type="float" office:value="1.8881" calcext:value-type="float">
            <text:p>1.8881</text:p>
          </table:table-cell>
          <table:table-cell office:value-type="float" office:value="2528.6315" calcext:value-type="float">
            <text:p>2528.631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arallel Version</text:p>
          </table:table-cell>
          <table:table-cell office:value-type="string" calcext:value-type="string">
            <text:p>(seed 93)</text:p>
          </table:table-cell>
          <table:table-cell office:value-type="string" calcext:value-type="string">
            <text:p>d_min,d_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 Points</text:p>
          </table:table-cell>
          <table:table-cell office:value-type="string" calcext:value-type="string">
            <text:p>Num Threads</text:p>
          </table:table-cell>
          <table:table-cell office:value-type="string" calcext:value-type="string">
            <text:p>Generate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Triangulate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512" calcext:value-type="float">
            <text:p>512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574" calcext:value-type="float">
            <text:p>0.0574</text:p>
          </table:table-cell>
          <table:table-cell office:value-type="float" office:value="7.5574" calcext:value-type="float">
            <text:p>7.557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024" calcext:value-type="float">
            <text:p>1024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507" calcext:value-type="float">
            <text:p>0.0507</text:p>
          </table:table-cell>
          <table:table-cell office:value-type="float" office:value="6.78" calcext:value-type="float">
            <text:p>6.7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0.021" calcext:value-type="float">
            <text:p>0.021</text:p>
          </table:table-cell>
          <table:table-cell office:value-type="float" office:value="0.1039" calcext:value-type="float">
            <text:p>0.1039</text:p>
          </table:table-cell>
          <table:table-cell office:value-type="float" office:value="19.3041" calcext:value-type="float">
            <text:p>19.3041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1042" calcext:value-type="float">
            <text:p>0.1042</text:p>
          </table:table-cell>
          <table:table-cell office:value-type="float" office:value="16.553" calcext:value-type="float">
            <text:p>16.553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512" calcext:value-type="float">
            <text:p>512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2157" calcext:value-type="float">
            <text:p>0.2157</text:p>
          </table:table-cell>
          <table:table-cell office:value-type="float" office:value="58.718" calcext:value-type="float">
            <text:p>58.718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024" calcext:value-type="float">
            <text:p>1024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2165" calcext:value-type="float">
            <text:p>0.2165</text:p>
          </table:table-cell>
          <table:table-cell office:value-type="float" office:value="49.7603" calcext:value-type="float">
            <text:p>49.760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0.0874" calcext:value-type="float">
            <text:p>0.0874</text:p>
          </table:table-cell>
          <table:table-cell office:value-type="float" office:value="0.4443" calcext:value-type="float">
            <text:p>0.4443</text:p>
          </table:table-cell>
          <table:table-cell office:value-type="float" office:value="202.4014" calcext:value-type="float">
            <text:p>202.401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4478" calcext:value-type="float">
            <text:p>0.4478</text:p>
          </table:table-cell>
          <table:table-cell office:value-type="float" office:value="168.9266" calcext:value-type="float">
            <text:p>168.926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arallel Version</text:p>
          </table:table-cell>
          <table:table-cell office:value-type="string" calcext:value-type="string">
            <text:p>(seed 93)</text:p>
          </table:table-cell>
          <table:table-cell office:value-type="string" calcext:value-type="string">
            <text:p>d_intersects o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 Points</text:p>
          </table:table-cell>
          <table:table-cell office:value-type="string" calcext:value-type="string">
            <text:p>Num Threads</text:p>
          </table:table-cell>
          <table:table-cell office:value-type="string" calcext:value-type="string">
            <text:p>Generate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Triangulate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512" calcext:value-type="float">
            <text:p>512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556" calcext:value-type="float">
            <text:p>0.0556</text:p>
          </table:table-cell>
          <table:table-cell office:value-type="float" office:value="7.5444" calcext:value-type="float">
            <text:p>7.544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024" calcext:value-type="float">
            <text:p>1024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505" calcext:value-type="float">
            <text:p>0.0505</text:p>
          </table:table-cell>
          <table:table-cell office:value-type="float" office:value="6.7967" calcext:value-type="float">
            <text:p>6.796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1016" calcext:value-type="float">
            <text:p>0.1016</text:p>
          </table:table-cell>
          <table:table-cell office:value-type="float" office:value="19.0693" calcext:value-type="float">
            <text:p>19.0693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0.026" calcext:value-type="float">
            <text:p>0.026</text:p>
          </table:table-cell>
          <table:table-cell office:value-type="float" office:value="0.1042" calcext:value-type="float">
            <text:p>0.1042</text:p>
          </table:table-cell>
          <table:table-cell office:value-type="float" office:value="16.6356" calcext:value-type="float">
            <text:p>16.6356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512" calcext:value-type="float">
            <text:p>512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2158" calcext:value-type="float">
            <text:p>0.2158</text:p>
          </table:table-cell>
          <table:table-cell office:value-type="float" office:value="58.7014" calcext:value-type="float">
            <text:p>58.7014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024" calcext:value-type="float">
            <text:p>1024</text:p>
          </table:table-cell>
          <table:table-cell office:value-type="float" office:value="0.475" calcext:value-type="float">
            <text:p>0.475</text:p>
          </table:table-cell>
          <table:table-cell office:value-type="float" office:value="0.2197" calcext:value-type="float">
            <text:p>0.2197</text:p>
          </table:table-cell>
          <table:table-cell office:value-type="float" office:value="49.4984" calcext:value-type="float">
            <text:p>49.498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0.0871" calcext:value-type="float">
            <text:p>0.0871</text:p>
          </table:table-cell>
          <table:table-cell office:value-type="float" office:value="0.4367" calcext:value-type="float">
            <text:p>0.4367</text:p>
          </table:table-cell>
          <table:table-cell office:value-type="float" office:value="203.0792" calcext:value-type="float">
            <text:p>203.079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0.0846" calcext:value-type="float">
            <text:p>0.0846</text:p>
          </table:table-cell>
          <table:table-cell office:value-type="float" office:value="0.448" calcext:value-type="float">
            <text:p>0.448</text:p>
          </table:table-cell>
          <table:table-cell office:value-type="float" office:value="168.7844" calcext:value-type="float">
            <text:p>168.784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arallel Version</text:p>
          </table:table-cell>
          <table:table-cell office:value-type="string" calcext:value-type="string">
            <text:p>(seed 93)</text:p>
          </table:table-cell>
          <table:table-cell office:value-type="string" calcext:value-type="string">
            <text:p>break in for lo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 Points</text:p>
          </table:table-cell>
          <table:table-cell office:value-type="string" calcext:value-type="string">
            <text:p>Num Threads</text:p>
          </table:table-cell>
          <table:table-cell office:value-type="string" calcext:value-type="string">
            <text:p>Generate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Triangulate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512" calcext:value-type="float">
            <text:p>512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0689" calcext:value-type="float">
            <text:p>0.0689</text:p>
          </table:table-cell>
          <table:table-cell office:value-type="float" office:value="8.951" calcext:value-type="float">
            <text:p>8.951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024" calcext:value-type="float">
            <text:p>1024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503" calcext:value-type="float">
            <text:p>0.0503</text:p>
          </table:table-cell>
          <table:table-cell office:value-type="float" office:value="6.7701" calcext:value-type="float">
            <text:p>6.770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1051" calcext:value-type="float">
            <text:p>0.1051</text:p>
          </table:table-cell>
          <table:table-cell office:value-type="float" office:value="19.006" calcext:value-type="float">
            <text:p>19.006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1045" calcext:value-type="float">
            <text:p>0.1045</text:p>
          </table:table-cell>
          <table:table-cell office:value-type="float" office:value="16.6917" calcext:value-type="float">
            <text:p>16.6917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512" calcext:value-type="float">
            <text:p>512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2198" calcext:value-type="float">
            <text:p>0.2198</text:p>
          </table:table-cell>
          <table:table-cell office:value-type="float" office:value="58.5176" calcext:value-type="float">
            <text:p>58.5176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024" calcext:value-type="float">
            <text:p>1024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2162" calcext:value-type="float">
            <text:p>0.2162</text:p>
          </table:table-cell>
          <table:table-cell office:value-type="float" office:value="49.1523" calcext:value-type="float">
            <text:p>49.152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0.088" calcext:value-type="float">
            <text:p>0.088</text:p>
          </table:table-cell>
          <table:table-cell office:value-type="float" office:value="0.4495" calcext:value-type="float">
            <text:p>0.4495</text:p>
          </table:table-cell>
          <table:table-cell office:value-type="float" office:value="201.7258" calcext:value-type="float">
            <text:p>201.725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0.852" calcext:value-type="float">
            <text:p>0.852</text:p>
          </table:table-cell>
          <table:table-cell office:value-type="float" office:value="0.4507" calcext:value-type="float">
            <text:p>0.4507</text:p>
          </table:table-cell>
          <table:table-cell office:value-type="float" office:value="168.8642" calcext:value-type="float">
            <text:p>168.864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ew Parallel V</text:p>
          </table:table-cell>
          <table:table-cell office:value-type="string" calcext:value-type="string">
            <text:p>(seed 93)</text:p>
          </table:table-cell>
          <table:table-cell office:value-type="string" calcext:value-type="string">
            <text:p>Note: From this point forward we only report triangulation step’s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s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Triangulate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.8568" calcext:value-type="float">
            <text:p>2.8568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.7946" calcext:value-type="float">
            <text:p>2.7946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2.721" calcext:value-type="float">
            <text:p>2.721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2.7883" calcext:value-type="float">
            <text:p>2.7883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2.7239" calcext:value-type="float">
            <text:p>2.7239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.7536" calcext:value-type="float">
            <text:p>2.7536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.7394" calcext:value-type="float">
            <text:p>2.7394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.345" calcext:value-type="float">
            <text:p>1.345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2.7505" calcext:value-type="float">
            <text:p>2.7505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2.7113" calcext:value-type="float">
            <text:p>2.7113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2.7567" calcext:value-type="float">
            <text:p>2.7567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2.7545" calcext:value-type="float">
            <text:p>2.7545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.7254" calcext:value-type="float">
            <text:p>2.7254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2.7365" calcext:value-type="float">
            <text:p>2.7365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2.7437" calcext:value-type="float">
            <text:p>2.7437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2.7247" calcext:value-type="float">
            <text:p>2.7247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2.7482" calcext:value-type="float">
            <text:p>2.7482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2.7523" calcext:value-type="float">
            <text:p>2.7523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2.7346" calcext:value-type="float">
            <text:p>2.7346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.7524" calcext:value-type="float">
            <text:p>2.7524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2.7327" calcext:value-type="float">
            <text:p>2.7327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2.724" calcext:value-type="float">
            <text:p>2.724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2.7492" calcext:value-type="float">
            <text:p>2.7492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2.7746" calcext:value-type="float">
            <text:p>2.7746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3.0039" calcext:value-type="float">
            <text:p>3.0039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41.2701" calcext:value-type="float">
            <text:p>41.2701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41.1576" calcext:value-type="float">
            <text:p>41.1576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58.7125" calcext:value-type="float">
            <text:p>58.7125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41.1294" calcext:value-type="float">
            <text:p>41.1294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43.4909" calcext:value-type="float">
            <text:p>43.4909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.8641" calcext:value-type="float">
            <text:p>3.8641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.6345" calcext:value-type="float">
            <text:p>3.6345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.5924" calcext:value-type="float">
            <text:p>3.5924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3.5252" calcext:value-type="float">
            <text:p>3.5252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3.5756" calcext:value-type="float">
            <text:p>3.5756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.6566" calcext:value-type="float">
            <text:p>3.6566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.5483" calcext:value-type="float">
            <text:p>3.5483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3.4822" calcext:value-type="float">
            <text:p>3.4822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3.5219" calcext:value-type="float">
            <text:p>3.5219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3.5509" calcext:value-type="float">
            <text:p>3.5509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3.6529" calcext:value-type="float">
            <text:p>3.6529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3.5348" calcext:value-type="float">
            <text:p>3.5348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.5316" calcext:value-type="float">
            <text:p>3.5316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3.5679" calcext:value-type="float">
            <text:p>3.5679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3.5176" calcext:value-type="float">
            <text:p>3.5176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3.5639" calcext:value-type="float">
            <text:p>3.5639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3.6219" calcext:value-type="float">
            <text:p>3.6219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3.5411" calcext:value-type="float">
            <text:p>3.5411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3.5336" calcext:value-type="float">
            <text:p>3.5336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3.5994" calcext:value-type="float">
            <text:p>3.5994</text:p>
          </table:table-cell>
          <table:table-cell/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3.5619" calcext:value-type="float">
            <text:p>3.5619</text:p>
          </table:table-cell>
          <table:table-cell/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3.5658" calcext:value-type="float">
            <text:p>3.5658</text:p>
          </table:table-cell>
          <table:table-cell/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3.2535" calcext:value-type="float">
            <text:p>3.2535</text:p>
          </table:table-cell>
          <table:table-cell/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3.6275" calcext:value-type="float">
            <text:p>3.6275</text:p>
          </table:table-cell>
          <table:table-cell/>
        </table:table-row>
        <table:table-row table:style-name="ro1">
          <table:table-cell table:number-columns-repeated="3" office:value-type="float" office:value="1024" calcext:value-type="float">
            <text:p>1024</text:p>
          </table:table-cell>
          <table:table-cell office:value-type="float" office:value="4.0955" calcext:value-type="float">
            <text:p>4.0955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35.7726" calcext:value-type="float">
            <text:p>135.7726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68.5464" calcext:value-type="float">
            <text:p>168.5464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122.6805" calcext:value-type="float">
            <text:p>122.6805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124.8988" calcext:value-type="float">
            <text:p>124.8988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122.6312" calcext:value-type="float">
            <text:p>122.6312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.9812" calcext:value-type="float">
            <text:p>6.9812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.3329" calcext:value-type="float">
            <text:p>6.3329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.026" calcext:value-type="float">
            <text:p>6.026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6.0208" calcext:value-type="float">
            <text:p>6.0208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5.9567" calcext:value-type="float">
            <text:p>5.9567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6.3825" calcext:value-type="float">
            <text:p>6.3825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7.0529" calcext:value-type="float">
            <text:p>7.0529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.963" calcext:value-type="float">
            <text:p>5.963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5.9663" calcext:value-type="float">
            <text:p>5.9663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9.6978" calcext:value-type="float">
            <text:p>9.6978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6.1312" calcext:value-type="float">
            <text:p>6.1312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.766" calcext:value-type="float">
            <text:p>6.766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5.993" calcext:value-type="float">
            <text:p>5.993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5.9565" calcext:value-type="float">
            <text:p>5.9565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5.9342" calcext:value-type="float">
            <text:p>5.9342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6.0462" calcext:value-type="float">
            <text:p>6.0462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6.0911" calcext:value-type="float">
            <text:p>6.0911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5.9824" calcext:value-type="float">
            <text:p>5.9824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5.9151" calcext:value-type="float">
            <text:p>5.9151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5.9839" calcext:value-type="float">
            <text:p>5.9839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6.0951" calcext:value-type="float">
            <text:p>6.0951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7.6284" calcext:value-type="float">
            <text:p>7.6284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6.0081" calcext:value-type="float">
            <text:p>6.0081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6.1056" calcext:value-type="float">
            <text:p>6.1056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6.2365" calcext:value-type="float">
            <text:p>6.2365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413.2182" calcext:value-type="float">
            <text:p>413.2182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440.3545" calcext:value-type="float">
            <text:p>440.3545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443.7292" calcext:value-type="float">
            <text:p>443.7292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412.9905" calcext:value-type="float">
            <text:p>412.9905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434.0341" calcext:value-type="float">
            <text:p>434.0341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.5397" calcext:value-type="float">
            <text:p>17.5397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8.9958" calcext:value-type="float">
            <text:p>18.9958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5.8072" calcext:value-type="float">
            <text:p>15.8072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15.1778" calcext:value-type="float">
            <text:p>15.1778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4.1925" calcext:value-type="float">
            <text:p>14.1925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5.3622" calcext:value-type="float">
            <text:p>15.3622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4.4159" calcext:value-type="float">
            <text:p>14.4159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4.1462" calcext:value-type="float">
            <text:p>14.1462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4.2133" calcext:value-type="float">
            <text:p>14.2133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4.0384" calcext:value-type="float">
            <text:p>14.0384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4.519" calcext:value-type="float">
            <text:p>14.519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20.3511" calcext:value-type="float">
            <text:p>20.3511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9.9411" calcext:value-type="float">
            <text:p>19.9411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4.2743" calcext:value-type="float">
            <text:p>14.2743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20.3688" calcext:value-type="float">
            <text:p>20.3688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17.9558" calcext:value-type="float">
            <text:p>17.9558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14.2817" calcext:value-type="float">
            <text:p>14.2817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4.1905" calcext:value-type="float">
            <text:p>14.1905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9.0282" calcext:value-type="float">
            <text:p>19.0282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5.3919" calcext:value-type="float">
            <text:p>15.3919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4.4131" calcext:value-type="float">
            <text:p>14.4131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14.0793" calcext:value-type="float">
            <text:p>14.0793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18.9284" calcext:value-type="float">
            <text:p>18.9284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14.2912" calcext:value-type="float">
            <text:p>14.2912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4.4731" calcext:value-type="float">
            <text:p>14.4731</text:p>
          </table:table-cell>
          <table:table-cell/>
        </table:table-row>
        <table:table-row table:style-name="ro1">
          <table:table-cell table:number-columns-repeated="2"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500.5904" calcext:value-type="float">
            <text:p>1500.5904</text:p>
          </table:table-cell>
          <table:table-cell/>
        </table:table-row>
        <table:table-row table:style-name="ro1">
          <table:table-cell table:number-columns-repeated="2"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881.2347" calcext:value-type="float">
            <text:p>1881.234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st Version so far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s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Triangulate</text:p>
          </table:table-cell>
          <table:table-cell/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5.9724" calcext:value-type="float">
            <text:p>5.9724</text:p>
          </table:table-cell>
          <table:table-cell/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6.4034" calcext:value-type="float">
            <text:p>6.4034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2.2858" calcext:value-type="float">
            <text:p>2.2858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20.2389" calcext:value-type="float">
            <text:p>20.2389</text:p>
          </table:table-cell>
          <table:table-cell/>
        </table:table-row>
        <table:table-row table:style-name="ro1">
          <table:table-cell office:value-type="float" office:value="5792" calcext:value-type="float">
            <text:p>5792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70.5008" calcext:value-type="float">
            <text:p>70.5008</text:p>
          </table:table-cell>
          <table:table-cell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38.2671" calcext:value-type="float">
            <text:p>238.2671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H76:Sheet1.J102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 style:data-style-name="N2" text:time-value="09:20:35.1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7T11:04:43.776000000</meta:creation-date>
    <dc:date>2020-05-12T15:57:33.536000000</dc:date>
    <meta:editing-duration>PT16H48M32S</meta:editing-duration>
    <meta:editing-cycles>66</meta:editing-cycles>
    <meta:generator>LibreOffice/6.4.0.3$Windows_X86_64 LibreOffice_project/b0a288ab3d2d4774cb44b62f04d5d28733ac6df8</meta:generator>
    <meta:document-statistic meta:table-count="1" meta:cell-count="821" meta:object-count="0"/>
  </office:meta>
</office:document-meta>
</file>